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mm" svg:height="90.04mm" svg:x="157.69mm" svg:y="5.58mm">
            <loext:p draw:notify-on-update-of-ranges="Feuille1.A17:Feuille1.A19 Feuille1.B16:Feuille1.B16 Feuille1.B17:Feuille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4mm" svg:x="155.22mm" svg:y="119mm">
            <loext:p draw:notify-on-update-of-ranges="Feuille1.A42:Feuille1.A44 Feuille1.B41:Feuille1.B41 Feuille1.B42:Feuille1.B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chier operations-2043</text:p>
          </table:table-cell>
          <table:table-cell/>
          <table:table-cell office:value-type="string" calcext:value-type="string">
            <text:p>500 o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ode secur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serveurs</text:p>
          </table:table-cell>
          <table:table-cell table:number-columns-repeated="2" office:value-type="string" calcext:value-type="string">
            <text:p>Q=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3672" calcext:value-type="float">
            <text:p>3672</text:p>
          </table:table-cell>
          <table:table-cell office:value-type="float" office:value="3691" calcext:value-type="float">
            <text:p>3691</text:p>
          </table:table-cell>
          <table:table-cell office:value-type="float" office:value="3776" calcext:value-type="float">
            <text:p>3776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5:.D5])" office:value-type="float" office:value="3713" calcext:value-type="float">
            <text:p>3 713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 serveurs</text:p>
          </table:table-cell>
          <table:table-cell table:number-columns-repeated="2" office:value-type="string" calcext:value-type="string">
            <text:p>Q=3</text:p>
          </table:table-cell>
          <table:table-cell office:value-type="string" calcext:value-type="string">
            <text:p>Q=4</text:p>
          </table:table-cell>
          <table:table-cell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4121" calcext:value-type="float">
            <text:p>4121</text:p>
          </table:table-cell>
          <table:table-cell office:value-type="float" office:value="3983" calcext:value-type="float">
            <text:p>3983</text:p>
          </table:table-cell>
          <table:table-cell office:value-type="float" office:value="4257" calcext:value-type="float">
            <text:p>4257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9:.D9])" office:value-type="float" office:value="4120.33333333333" calcext:value-type="float">
            <text:p>4 120,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 serveurs</text:p>
          </table:table-cell>
          <table:table-cell table:number-columns-repeated="4" office:value-type="string" calcext:value-type="string">
            <text:p>Q=3</text:p>
          </table:table-cell>
        </table:table-row>
        <table:table-row table:style-name="ro1">
          <table:table-cell office:value-type="string" calcext:value-type="string">
            <text:p>Temps (ms)</text:p>
          </table:table-cell>
          <table:table-cell office:value-type="float" office:value="4493" calcext:value-type="float">
            <text:p>4493</text:p>
          </table:table-cell>
          <table:table-cell office:value-type="float" office:value="3883" calcext:value-type="float">
            <text:p>3883</text:p>
          </table:table-cell>
          <table:table-cell office:value-type="float" office:value="4113" calcext:value-type="float">
            <text:p>4113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B13:.D13])" office:value-type="float" office:value="4163" calcext:value-type="float">
            <text:p>4 163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mbre de serveurs</text:p>
          </table:table-cell>
          <table:table-cell table:style-name="ce2" office:value-type="string" calcext:value-type="string">
            <text:p>Temp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13" calcext:value-type="float">
            <text:p>37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20.33" calcext:value-type="float">
            <text:p>4120,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3" calcext:value-type="float">
            <text:p>4163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Mode non secur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rveurs</text:p>
          </table:table-cell>
          <table:table-cell office:value-type="string" calcext:value-type="string">
            <text:p>Q=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M=0</text:p>
          </table:table-cell>
          <table:table-cell table:number-columns-repeated="2"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10535" calcext:value-type="float">
            <text:p>10535</text:p>
          </table:table-cell>
          <table:table-cell office:value-type="float" office:value="10734" calcext:value-type="float">
            <text:p>107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0:.C30])" office:value-type="float" office:value="9858.66666666667" calcext:value-type="float">
            <text:p>9 858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=0</text:p>
          </table:table-cell>
          <table:table-cell office:value-type="string" calcext:value-type="string">
            <text:p>M=50</text:p>
          </table:table-cell>
          <table:table-cell table:number-columns-repeated="2"/>
        </table:table-row>
        <table:table-row table:style-name="ro1">
          <table:table-cell office:value-type="float" office:value="12718" calcext:value-type="float">
            <text:p>12718</text:p>
          </table:table-cell>
          <table:table-cell office:value-type="float" office:value="13686" calcext:value-type="float">
            <text:p>13686</text:p>
          </table:table-cell>
          <table:table-cell office:value-type="float" office:value="13235" calcext:value-type="float">
            <text:p>132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4:.C34])" office:value-type="float" office:value="13213" calcext:value-type="float">
            <text:p>13 213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=0</text:p>
          </table:table-cell>
          <table:table-cell office:value-type="string" calcext:value-type="string">
            <text:p>M=80</text:p>
          </table:table-cell>
          <table:table-cell table:number-columns-repeated="2"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float" office:value="13283" calcext:value-type="float">
            <text:p>13283</text:p>
          </table:table-cell>
          <table:table-cell office:value-type="float" office:value="13187" calcext:value-type="float">
            <text:p>131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s moyen</text:p>
          </table:table-cell>
          <table:table-cell table:style-name="ce3" table:formula="of:=AVERAGE([.A38:.C38])" office:value-type="float" office:value="13315.3333333333" calcext:value-type="float">
            <text:p>13 315,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emp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58.67" calcext:value-type="float">
            <text:p>9858,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13" calcext:value-type="float">
            <text:p>1321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15.33" calcext:value-type="float">
            <text:p>13315,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00-00-00</text:date>, <text:time style:data-style-name="N2" text:time-value="14:34:01.520814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13:41.554214970</meta:creation-date>
    <dc:date>2017-11-08T14:47:42.286099851</dc:date>
    <meta:editing-duration>PT12M36S</meta:editing-duration>
    <meta:editing-cycles>2</meta:editing-cycles>
    <meta:generator>LibreOffice/5.2.7.2$Linux_X86_64 LibreOffice_project/20$Build-2</meta:generator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4.419cm" svg:y="0.316cm" chart:style-name="ch2">
          <text:p>Temps execution en mode securise</text:p>
        </chart:title>
        <chart:plot-area chart:style-name="ch3" table:cell-range-address="Feuille1.A16:Feuille1.B19" chart:data-source-has-labels="both" svg:x="1.33cm" svg:y="1.275cm" svg:width="14.342cm" svg:height="6.569cm">
          <chartooo:coordinate-region svg:x="2.322cm" svg:y="1.474cm" svg:width="13.257cm" svg:height="5.723cm"/>
          <chart:axis chart:dimension="x" chart:name="primary-x" chart:style-name="ch4" chartooo:axis-type="auto">
            <chartooo:date-scale/>
            <chart:title svg:x="7.346cm" svg:y="8.024cm" chart:style-name="ch5">
              <text:p>Nb de serveurs</text:p>
            </chart:title>
            <chart:categories table:cell-range-address="Feuille1.A17:Feuille1.A19"/>
            <chart:grid chart:style-name="ch6" chart:class="major"/>
          </chart:axis>
          <chart:axis chart:dimension="y" chart:name="primary-y" chart:style-name="ch4">
            <chart:title svg:x="0.451cm" svg:y="5.436cm" chart:style-name="ch7">
              <text:p>Temps (ms)</text:p>
            </chart:title>
            <chart:grid chart:style-name="ch6" chart:class="major"/>
          </chart:axis>
          <chart:series chart:style-name="ch8" chart:values-cell-range-address="Feuille1.B17:Feuille1.B19" chart:label-cell-address="Feuille1.B16:Feuille1.B1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A17:Feuille1.A19</svg:desc>
                </draw:g>
              </table:table-cell>
              <table:table-cell office:value-type="float" office:value="3713">
                <text:p>3713</text:p>
                <draw:g>
                  <svg:desc>Feuille1.B17:Feuille1.B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20.33">
                <text:p>4120.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63">
                <text:p>4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3.996cm" svg:y="0.316cm" chart:style-name="ch2">
          <text:p>Temps execution en mode non securise</text:p>
        </chart:title>
        <chart:plot-area chart:style-name="ch3" table:cell-range-address="Feuille1.A41:Feuille1.B44" chart:data-source-has-labels="both" svg:x="1.33cm" svg:y="1.275cm" svg:width="14.341cm" svg:height="6.569cm">
          <chartooo:coordinate-region svg:x="2.507cm" svg:y="1.474cm" svg:width="12.977cm" svg:height="5.723cm"/>
          <chart:axis chart:dimension="x" chart:name="primary-x" chart:style-name="ch4" chartooo:axis-type="auto">
            <chartooo:date-scale/>
            <chart:title svg:x="6.776cm" svg:y="8.024cm" chart:style-name="ch5">
              <text:p>M du serveur malicieux</text:p>
            </chart:title>
            <chart:categories table:cell-range-address="Feuille1.A42:Feuille1.A44"/>
            <chart:grid chart:style-name="ch6" chart:class="major"/>
          </chart:axis>
          <chart:axis chart:dimension="y" chart:name="primary-y" chart:style-name="ch4">
            <chart:title svg:x="0.451cm" svg:y="5.436cm" chart:style-name="ch7">
              <text:p>Temps (ms)</text:p>
            </chart:title>
            <chart:grid chart:style-name="ch6" chart:class="major"/>
          </chart:axis>
          <chart:series chart:style-name="ch8" chart:values-cell-range-address="Feuille1.B42:Feuille1.B44" chart:label-cell-address="Feuille1.B41:Feuille1.B4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Feuille1.B41:Feuille1.B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42:Feuille1.A44</svg:desc>
                </draw:g>
              </table:table-cell>
              <table:table-cell office:value-type="float" office:value="9858.67">
                <text:p>9858.67</text:p>
                <draw:g>
                  <svg:desc>Feuille1.B42:Feuille1.B4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213">
                <text:p>132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315.33">
                <text:p>13315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